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4a96" officeooo:paragraph-rsid="000d4a96"/>
    </style:style>
    <style:style style:name="P5" style:family="paragraph" style:parent-style-name="Text_20_body">
      <style:paragraph-properties fo:text-align="start" style:justify-single-word="false"/>
      <style:text-properties style:font-name="Georgia" officeooo:rsid="000d4a96" officeooo:paragraph-rsid="001093e0"/>
    </style:style>
    <style:style style:name="P6" style:family="paragraph" style:parent-style-name="Title">
      <style:text-properties style:font-name="Georgia" officeooo:rsid="000d4a96" officeooo:paragraph-rsid="000d4a96"/>
    </style:style>
    <style:style style:name="P7" style:family="paragraph" style:parent-style-name="Heading_20_1">
      <style:text-properties style:font-name="Georgia"/>
    </style:style>
    <style:style style:name="P8" style:family="paragraph" style:parent-style-name="Text_20_body">
      <style:paragraph-properties fo:text-align="start" style:justify-single-word="false"/>
      <style:text-properties style:font-name="Georgia" officeooo:rsid="001093e0" officeooo:paragraph-rsid="001093e0"/>
    </style:style>
    <style:style style:name="P9" style:family="paragraph" style:parent-style-name="Text_20_body">
      <style:paragraph-properties fo:text-align="start" style:justify-single-word="false"/>
      <style:text-properties style:font-name="Georgia" officeooo:rsid="001ec21f" officeooo:paragraph-rsid="001ec21f"/>
    </style:style>
    <style:style style:name="P10" style:family="paragraph" style:parent-style-name="Text_20_body">
      <style:paragraph-properties fo:text-align="start" style:justify-single-word="false"/>
      <style:text-properties style:font-name="Georgia" fo:font-style="normal" officeooo:rsid="0019fa8e" officeooo:paragraph-rsid="001093e0"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1ec21f" officeooo:paragraph-rsid="001ec21f"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1fd85b" officeooo:paragraph-rsid="001ec21f"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00556" officeooo:paragraph-rsid="001ec21f" style:font-style-asian="normal" style:font-style-complex="normal"/>
    </style:style>
    <style:style style:name="P14" style:family="paragraph" style:parent-style-name="Text_20_body">
      <style:paragraph-properties fo:text-align="start" style:justify-single-word="false"/>
      <style:text-properties style:font-name="Georgia" officeooo:rsid="00234159" officeooo:paragraph-rsid="00234159"/>
    </style:style>
    <style:style style:name="P15" style:family="paragraph" style:parent-style-name="Text_20_body">
      <style:paragraph-properties fo:text-align="center" style:justify-single-word="false"/>
      <style:text-properties style:font-name="Georgia" officeooo:rsid="00234159" officeooo:paragraph-rsid="00234159"/>
    </style:style>
    <style:style style:name="P16" style:family="paragraph" style:parent-style-name="Text_20_body">
      <style:paragraph-properties fo:text-align="start" style:justify-single-word="false"/>
      <style:text-properties style:font-name="Georgia" fo:font-style="normal" officeooo:rsid="00224bc5" officeooo:paragraph-rsid="001ec21f"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2457e8" officeooo:paragraph-rsid="00234159"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2494f8" officeooo:paragraph-rsid="00234159" style:font-style-asian="normal" style:font-style-complex="normal"/>
    </style:style>
    <style:style style:name="P19" style:family="paragraph" style:parent-style-name="Text_20_body">
      <style:paragraph-properties fo:text-align="start" style:justify-single-word="false"/>
      <style:text-properties style:font-name="Georgia" officeooo:rsid="00234159" officeooo:paragraph-rsid="00234159"/>
    </style:style>
    <style:style style:name="P20" style:family="paragraph" style:parent-style-name="Text_20_body">
      <style:paragraph-properties fo:text-align="center" style:justify-single-word="false"/>
      <style:text-properties style:font-name="Georgia" officeooo:rsid="00278ab1" officeooo:paragraph-rsid="00278ab1"/>
    </style:style>
    <style:style style:name="T1" style:family="text">
      <style:text-properties officeooo:rsid="000ea417"/>
    </style:style>
    <style:style style:name="T2" style:family="text">
      <style:text-properties officeooo:rsid="0010d504"/>
    </style:style>
    <style:style style:name="T3" style:family="text">
      <style:text-properties officeooo:rsid="0011fda3"/>
    </style:style>
    <style:style style:name="T4" style:family="text">
      <style:text-properties officeooo:rsid="00138b9c"/>
    </style:style>
    <style:style style:name="T5" style:family="text">
      <style:text-properties officeooo:rsid="0014c1ce"/>
    </style:style>
    <style:style style:name="T6" style:family="text">
      <style:text-properties officeooo:rsid="00159fce"/>
    </style:style>
    <style:style style:name="T7" style:family="text">
      <style:text-properties officeooo:rsid="00172189"/>
    </style:style>
    <style:style style:name="T8" style:family="text">
      <style:text-properties officeooo:rsid="0018a9ca"/>
    </style:style>
    <style:style style:name="T9" style:family="text">
      <style:text-properties officeooo:rsid="0018c375"/>
    </style:style>
    <style:style style:name="T10" style:family="text">
      <style:text-properties officeooo:rsid="001913f0"/>
    </style:style>
    <style:style style:name="T11" style:family="text">
      <style:text-properties fo:font-style="italic" officeooo:rsid="001913f0" style:font-style-asian="italic" style:font-style-complex="italic"/>
    </style:style>
    <style:style style:name="T12" style:family="text">
      <style:text-properties fo:font-style="italic" officeooo:rsid="001aa4d5" style:font-style-asian="italic" style:font-style-complex="italic"/>
    </style:style>
    <style:style style:name="T13" style:family="text">
      <style:text-properties fo:font-style="italic" officeooo:rsid="001fd85b" style:font-style-asian="italic" style:font-style-complex="italic"/>
    </style:style>
    <style:style style:name="T14" style:family="text">
      <style:text-properties fo:font-style="italic" officeooo:rsid="00200556" style:font-style-asian="italic" style:font-style-complex="italic"/>
    </style:style>
    <style:style style:name="T15" style:family="text">
      <style:text-properties fo:font-style="italic" officeooo:rsid="002494f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913f0" style:font-style-asian="normal" style:font-style-complex="normal"/>
    </style:style>
    <style:style style:name="T18" style:family="text">
      <style:text-properties fo:font-style="normal" officeooo:rsid="0019fa8e" style:font-style-asian="normal" style:font-style-complex="normal"/>
    </style:style>
    <style:style style:name="T19" style:family="text">
      <style:text-properties fo:font-style="normal" officeooo:rsid="001aa4d5" style:font-style-asian="normal" style:font-style-complex="normal"/>
    </style:style>
    <style:style style:name="T20" style:family="text">
      <style:text-properties fo:font-style="normal" officeooo:rsid="001af436" style:font-style-asian="normal" style:font-style-complex="normal"/>
    </style:style>
    <style:style style:name="T21" style:family="text">
      <style:text-properties fo:font-style="normal" officeooo:rsid="001ce720" style:font-style-asian="normal" style:font-style-complex="normal"/>
    </style:style>
    <style:style style:name="T22" style:family="text">
      <style:text-properties fo:font-style="normal" officeooo:rsid="001e275e" style:font-style-asian="normal" style:font-style-complex="normal"/>
    </style:style>
    <style:style style:name="T23" style:family="text">
      <style:text-properties fo:font-style="normal" officeooo:rsid="001fd85b" style:font-style-asian="normal" style:font-style-complex="normal"/>
    </style:style>
    <style:style style:name="T24" style:family="text">
      <style:text-properties fo:font-style="normal" officeooo:rsid="00200556" style:font-style-asian="normal" style:font-style-complex="normal"/>
    </style:style>
    <style:style style:name="T25" style:family="text">
      <style:text-properties fo:font-style="normal" officeooo:rsid="0020a0ef" style:font-style-asian="normal" style:font-style-complex="normal"/>
    </style:style>
    <style:style style:name="T26" style:family="text">
      <style:text-properties fo:font-style="normal" officeooo:rsid="00214e2a" style:font-style-asian="normal" style:font-style-complex="normal"/>
    </style:style>
    <style:style style:name="T27" style:family="text">
      <style:text-properties fo:font-style="normal" officeooo:rsid="00224bc5" style:font-style-asian="normal" style:font-style-complex="normal"/>
    </style:style>
    <style:style style:name="T28" style:family="text">
      <style:text-properties fo:font-style="normal" officeooo:rsid="002308c7" style:font-style-asian="normal" style:font-style-complex="normal"/>
    </style:style>
    <style:style style:name="T29" style:family="text">
      <style:text-properties fo:font-style="normal" officeooo:rsid="00234159" style:font-style-asian="normal" style:font-style-complex="normal"/>
    </style:style>
    <style:style style:name="T30" style:family="text">
      <style:text-properties fo:font-style="normal" officeooo:rsid="002457e8" style:font-style-asian="normal" style:font-style-complex="normal"/>
    </style:style>
    <style:style style:name="T31" style:family="text">
      <style:text-properties fo:font-style="normal" officeooo:rsid="002494f8" style:font-style-asian="normal" style:font-style-complex="normal"/>
    </style:style>
    <style:style style:name="T32" style:family="text">
      <style:text-properties fo:font-style="normal" officeooo:rsid="0024b754" style:font-style-asian="normal" style:font-style-complex="normal"/>
    </style:style>
    <style:style style:name="T33" style:family="text">
      <style:text-properties fo:font-style="normal" officeooo:rsid="00250f02" style:font-style-asian="normal" style:font-style-complex="normal"/>
    </style:style>
    <style:style style:name="T34" style:family="text">
      <style:text-properties fo:font-style="normal" officeooo:rsid="0026acd6" style:font-style-asian="normal" style:font-style-complex="normal"/>
    </style:style>
    <style:style style:name="T35" style:family="text">
      <style:text-properties fo:font-style="normal" officeooo:rsid="00278ab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o The Stars</text:p>
      <text:p text:style-name="P3">221</text:p>
      <text:p text:style-name="P4">by Kyle Eggleston</text:p>
      <text:p text:style-name="P4"/>
      <text:h text:style-name="P7" text:outline-level="1">Devices</text:h>
      <text:p text:style-name="P5"><text:tab/><text:span text:style-name="T1">Jordel worked in her father’s workshop on the planet Ashlea Prime. She always worked late after hours, it was when she was able to work on her own projects. The Dubor had a curfew, she never listened to it. As far as she was concerned, she was inside and not out on the street. She was following the letter of the law which was expected of her.</text:span></text:p>
      <text:p text:style-name="P8"><text:tab/>Her father had warned her that the new prefect wouldn’t approve of what she was doing. Technically she hadn’t left the house, the shop was attached to the house. So she was within her fair rights to work on whatever she wanted to work on. Well, as long as it wasn’t a weapon or anything like that.</text:p>
      <text:p text:style-name="P5"><text:tab/><text:span text:style-name="T2">Jordel was working on a way to escape the planet and the hold the Dubor had on her home world. Her father wouldn’t go with her of course, he would stay out of principle. If there were enemies to fight, fleeing was not an option. Jordel had to go to the stars, she just had to. </text:span><text:span text:style-name="T3">She was not of the old ways, Jordel was of a newer generation. She had her own beliefs.</text:span></text:p>
      <text:p text:style-name="P5"><text:tab/><text:span text:style-name="T4">The door opened, Jordel’s father walked into the shop. “Jordel, don’t forget to keep the light dim in here while you work. No need in catching the Dubor’s attention.” He warned. Her father was always on the lookout for his daughter. After his wife had been killed as an example of those who defy the law, he was all Jordel had.</text:span></text:p>
      <text:p text:style-name="P5"><text:tab/>“<text:span text:style-name="T5">I will papa.” Jordel said, she dimmed the light more. </text:span><text:span text:style-name="T6">Being under the oppressive hand of the Dubor was no laughing matter. Everyday was a struggle for life or death. Jordel hated this life so much. Why did they have to pick on her world to begin with? It made no sense. </text:span><text:span text:style-name="T7">She let go a frustrated sigh.</text:span></text:p>
      <text:p text:style-name="P5"><text:tab/>“<text:span text:style-name="T8">What are you tinkering with tonight, anyways?” Jordel’s father asked.</text:span></text:p>
      <text:p text:style-name="P5"><text:tab/><text:span text:style-name="T8">Jordel smiled at her work. “It’s an engine.” She said. “You remember how I made the formula last week to fuel my probe?” Her father nodded. “Well, I’m working on an engine that will take that fuel and make it usable.” She stated proudly.</text:span></text:p>
      <text:p text:style-name="P5"><text:soft-page-break/><text:tab/><text:span text:style-name="T9">Her father looked over her work. He was no scientist, but if she knew what she was doing, she could reach out to another planet. Ask them for help perhaps. If that was her intentions at least. He didn’t know for sure. The probe she had worked on was rather small. It could carry no occupants. She didn’t have enough material to create a full sized vehicle.</text:span></text:p>
      <text:p text:style-name="P5"><text:tab/>“<text:span text:style-name="T10">What do you plan to accomplish with this … probe?” Her father asked.</text:span></text:p>
      <text:p text:style-name="P5"><text:tab/><text:span text:style-name="T10">Jordel’s smile dropped. What </text:span><text:span text:style-name="T11">did</text:span><text:span text:style-name="T17"> she plan to accomplish? “I’m not sure.” She finally said after a moment of thought. “I know there is an alien space station in orbit of Shuka. They fought off the Dubor over a hundred years ago. Maybe if we contacted them, they would come to our aid?” It was wishful thinking at best. Jordel knew this. But she had to try something.</text:span></text:p>
      <text:p text:style-name="P5"><text:span text:style-name="T17"><text:tab/></text:span><text:span text:style-name="T18">Her father kissed her forehead. “My precious child.” He said. “If the Dubor saw your probe launch, they would destroy it in a manner of minutes.”</text:span></text:p>
      <text:p text:style-name="P10"><text:tab/>Jordel smiled. “I know. I’m cloaking it.”</text:p>
      <text:p text:style-name="P10"><text:tab/>Her father gasped. Cloaking technology was forbidden to posses after the Dubor arrived. They had confiscated all of such tech and destroyed it. How Jordel had that technology was beyond him. “How? All cloaking tech was destroyed and banned!” He said. “If they catch you with it, you will be killed.”</text:p>
      <text:p text:style-name="P5"><text:span text:style-name="T18"><text:tab/>Jordel’s smile dropped. “I have it hidden away papa. Don’t worry about it. It’s safe. </text:span><text:span text:style-name="T19">They will never find it.” She sounded sure of herself. But deep down inside, she wondered if she had hidden the technology well enough so the Dubor </text:span><text:span text:style-name="T12">didn’t</text:span><text:span text:style-name="T19"> find it. She wasn’t sure.</text:span></text:p>
      <text:p text:style-name="P5"><text:span text:style-name="T19"><text:tab/>“</text:span><text:span text:style-name="T20">Well I’m going to bed.” Jordel’s father said. “Don’t stay up too late. You’re in charge of opening the shop tomorrow morning.” He kissed her on the forehead again and exited the shop.</text:span></text:p>
      <text:p text:style-name="P5"><text:span text:style-name="T20"><text:tab/></text:span><text:span text:style-name="T21">Jordel got back to work on her probe. She needed to record a message, one the Shuka people and the aliens orbiting their planet could understand. Jordel wasn’t sure if they possessed technology like a universal translator or anything like that, but she hoped they did. If not, then her entire plan would have been for nothing. </text:span><text:span text:style-name="T22">She regretted not finding more metal to make the probe large enough for her to fit inside. But the breathing requirements alone would have been a nightmare. This way she didn’t need to worry about oxygen. All she had to worry about was that the radio would broadcast her message, and hopefully they would receive help because of it. She crossed her fingers.</text:span></text:p>
      <text:h text:style-name="P7" text:outline-level="1"><text:span text:style-name="T22">S</text:span><text:span text:style-name="T16">tar Hopping</text:span></text:h>
      <text:p text:style-name="P11"><text:tab/>Bert McDuff exited yet another wormhole. Again he was in orbit of Earth. He looked at the moon, there were cities on it. At least he was close to his present timeline this time, he hoped. Bert couldn’t tell for sure. His instruments didn’t tell him jack squat about anything.</text:p>
      <text:p text:style-name="P9"><text:soft-page-break/><text:span text:style-name="T16"><text:tab/>Looking down at the Earth, Bert could see it looked much worse than it did the first time he exited the wormhole and met Nokev. That Earth had been through a nuclear winter of some sort. This Earth looked like it was melting with molten magma. It was clearly not safe to land on Earth. He looked back at the moon. No wonder there were cities on it, people had fled to the moon to escape whatever hell had happened to the Earth. Setting a course for the moon, Bert hoped to get some answers and find a way back to his own time.</text:span></text:p>
      <text:p text:style-name="P9"><text:span text:style-name="T16"><text:tab/></text:span><text:span text:style-name="T23">Landing his shuttle at the entrance of a large hanger bay on the moon, Bert waited for the bay to pressurize. He didn’t want to be breathing in the vacuum of space. That would be dangerous. As he waited, several people walked by in space suits. </text:span><text:span text:style-name="T13">They came prepared.</text:span><text:span text:style-name="T23"> He thought.</text:span></text:p>
      <text:p text:style-name="P9"><text:span text:style-name="T23"><text:tab/>Then he saw </text:span><text:span text:style-name="T13">him</text:span><text:span text:style-name="T23">. Nokev. Bert sighed. Why did he always have to show up at the oddest of times? Couldn’t he just travel in space by himself without worrying about who he was going to run into? This Nokev guy was really starting to get on his nerves, and Bert showed it plain as day.</text:span></text:p>
      <text:p text:style-name="P12"><text:tab/>Finally the bay pressurized. Opening the cockpit door, Bert hopped out of the shuttle. He walked up to Nokev who removed his helmet. “You son of a bitch!” Bert yelled.</text:p>
      <text:p text:style-name="P12"><text:tab/>Nokev put his hands up. “Not my doing.” He said. “I offered you a nice place to relax and enjoy the rest of your life. But no, you didn’t want my help. What did you do? You scuttled off as fast as <text:s/>you could without looking back.” He pointed at the Earth. “Things got worse after you left Bert. It’s now one thousand years into your future. Oh things got way worse.”</text:p>
      <text:p text:style-name="P9"><text:span text:style-name="T23"><text:tab/></text:span><text:span text:style-name="T24">Bert was shocked. </text:span><text:span text:style-name="T14">All of this happened in a mere two hundred years?</text:span><text:span text:style-name="T24"> He pondered what it all meant. “How could so much damage occur in that space of time?”</text:span></text:p>
      <text:p text:style-name="P13"><text:tab/>Nokev shook his head and shrugged. “I don’t know Bert. I don’t know. But I do know that if you had listened to me, you would have lived another sixty or so years free of any worry about anything. Now look at you. You’re worried about the Earth, aren’t you.”</text:p>
      <text:p text:style-name="P9"><text:span text:style-name="T24"><text:tab/>“Duh.” Bert said. “The Earth I knew wasn’t like this. It was peaceful. Green. Lush. You could go for a walk and not get burned by working on magma!” He was clearly upset. “I need a wormhole that will take me </text:span><text:span text:style-name="T14">back</text:span><text:span text:style-name="T24"> in time, not </text:span><text:span text:style-name="T14">forward</text:span><text:span text:style-name="T24">.” Bert said. “Can you help me do that or not?”</text:span></text:p>
      <text:p text:style-name="P9"><text:span text:style-name="T24"><text:tab/>Nokev thought about it for a moment and sighed. “I can help you do that.” He said. “But it will likely cost you something. Might even take ten years off your lifespan. There’s no way of telling what will happen. Time travel is so unpredictable you see. I cannot tell the future, I can’t say what will or won’t happen to you. You just have to live it and find out for yourself. But I can help you get to the past.” </text:span><text:span text:style-name="T25">He paused. “I’ve been working on a device since we last met just in case this happened. Come with me.”</text:span></text:p>
      <text:p text:style-name="P9"><text:soft-page-break/><text:span text:style-name="T25"><text:tab/></text:span><text:span text:style-name="T26">They exited the hanger bay. </text:span><text:span text:style-name="T27">Bert pulled out a device from his pocket and pressed it. The shuttle beeped. Nokev turned in surprise. “What was that?”</text:span></text:p>
      <text:p text:style-name="P16"><text:tab/>“Car alarm.” Bert chuckled. “Come on, let’s go.”</text:p>
      <text:p text:style-name="P9"><text:span text:style-name="T27"><text:tab/></text:span><text:span text:style-name="T29">Nokev shook his head as t</text:span><text:span text:style-name="T28">hey continued walking.</text:span></text:p>
      <text:p text:style-name="P9"><text:span text:style-name="T28"/></text:p>
      <text:p text:style-name="P15"><text:span text:style-name="T28">* </text:span><text:span text:style-name="T16">* *</text:span></text:p>
      <text:p text:style-name="P20"/>
      <text:p text:style-name="P14"><text:span text:style-name="T16"><text:tab/></text:span><text:span text:style-name="T30">The Starcaster Tavern was unusually empty for a Friday night. Nokev and Bert found a table quite easily. A waitress soon appeared.</text:span></text:p>
      <text:p text:style-name="P17"><text:tab/>“What can I get you?” She asked.</text:p>
      <text:p text:style-name="P17"><text:tab/>Nokev smiled “Hey Gertrude, I’ll have a draft beer.” He said.</text:p>
      <text:p text:style-name="P17"><text:tab/>Bert nodded. “That sounds nice.”</text:p>
      <text:p text:style-name="P14"><text:span text:style-name="T30"><text:tab/>“You’ll love it.” Nokev said. “I found out about it about a year ago, been hooked ever since. They grow the ingredients in our hydroponics bay. Which is against regs, but I guess they slide the government money from time to time and that covers it.” He shrugged. “What do I know though. </text:span><text:span text:style-name="T31">I’m just the </text:span><text:span text:style-name="T15">alien</text:span><text:span text:style-name="T31">.</text:span><text:span text:style-name="T30">” </text:span><text:span text:style-name="T31">He shook his head.</text:span></text:p>
      <text:p text:style-name="P18"><text:tab/>Gertrude smiled. “I’ll be right back with those drinks.”</text:p>
      <text:p text:style-name="P14"><text:span text:style-name="T31"><text:tab/>Picking up a pretzel, Bert ate it. It was salty, just like a pretzel should be. “</text:span><text:span text:style-name="T32">At least some things don’t change.” He smiled at the thought. </text:span><text:span text:style-name="T33">Looking around, he saw other humans enjoying their time. Nokev was the only alien in the tavern.</text:span></text:p>
      <text:p text:style-name="P14"><text:span text:style-name="T33"><text:tab/></text:span><text:span text:style-name="T34">Moments later Gertrude brought two glasses and a pitcher of draft beer. “Here you go.” She said. Setting the glasses and pitcher down on the table, she smiled. “Let me know if you need anything else.” She walked away.</text:span></text:p>
      <text:p text:style-name="P14"><text:span text:style-name="T34"><text:tab/></text:span><text:span text:style-name="T35">Pouring beer into the two glasses, Bert smiled. He tasted the beer. It was a little on the bitter side. But he enjoyed it. “Woah, what’s the percent of alcohol on this?” He asked.</text:span></text:p>
      <text:p text:style-name="P14"><text:span text:style-name="T35"><text:tab/>Nokev shook his head. “I have no idea. But it sure does give me a good buzz.” He drank from his glass as we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3</text:page-number><text:s/>of <text:page-count>4</text:page-count>) <text:date style:data-style-name="N37" text:date-value="2026-02-12T20:52:58.066502907">02/12/26</text:date></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2T20:52:57.991223051</dc:date>
    <meta:editing-duration>PT3H1M17S</meta:editing-duration>
    <meta:editing-cycles>42</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7" meta:word-count="1726" meta:character-count="9218" meta:non-whitespace-character-count="7499"/>
  </office:meta>
</office:document-meta>
</file>